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07b831" officeooo:paragraph-rsid="0007b831"/>
    </style:style>
    <style:style style:name="P2" style:family="paragraph" style:parent-style-name="Standard">
      <style:text-properties officeooo:paragraph-rsid="0007b831"/>
    </style:style>
    <style:style style:name="P3" style:family="paragraph" style:parent-style-name="Standard">
      <style:text-properties officeooo:rsid="00081e24" officeooo:paragraph-rsid="00081e24"/>
    </style:style>
    <style:style style:name="P4" style:family="paragraph" style:parent-style-name="Standard">
      <style:text-properties officeooo:rsid="0009e9e9" officeooo:paragraph-rsid="0009e9e9"/>
    </style:style>
    <style:style style:name="T1" style:family="text">
      <style:text-properties officeooo:rsid="0007b8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320s- 1330s: Cannon</text:span></text:p>
      <text:p text:style-name="P1">1400 Mainspring</text:p>
      <text:p text:style-name="P1">1430s: Brace</text:p>
      <text:p text:style-name="P1">1430s: Harquebus</text:p>
      <text:p text:style-name="P1">1440s Printing Press</text:p>
      <text:p text:style-name="P1">1480s: <text:s/>Astrolabe</text:p>
      <text:p text:style-name="P1">1560: floating dry dock</text:p>
      <text:p text:style-name="P1">1570s: Mercator's Projection</text:p>
      <text:p text:style-name="P1">1490s: Double-Entry Bookkeeping</text:p>
      <text:p text:style-name="P1">1590: Backstaff</text:p>
      <text:p text:style-name="P1">1600: Newspaper</text:p>
      <text:p text:style-name="P1">1600: Telescope</text:p>
      <text:p text:style-name="P1">1620: Compound microscope</text:p>
      <text:p text:style-name="P1">1650: Vacuum Pump</text:p>
      <text:p text:style-name="P1">1650: Pendulum Clock</text:p>
      <text:p text:style-name="P1">1680s: Piston Engine</text:p>
      <text:p text:style-name="P1">1700: Piano</text:p>
      <text:p text:style-name="P1">1710: Thermometer</text:p>
      <text:p text:style-name="P1">1710: <text:s/>Water Pump</text:p>
      <text:p text:style-name="P1">1730: Octant</text:p>
      <text:p text:style-name="P1">1730: Flying Shuttle loom</text:p>
      <text:p text:style-name="P1">1740: Leyden Jar</text:p>
      <text:p text:style-name="P3">1750: Refrigerator</text:p>
      <text:p text:style-name="P3">1760: Spinning Jenny</text:p>
      <text:p text:style-name="P3">1760: Imrpved Steam engine</text:p>
      <text:p text:style-name="P3">1760: Carbonated Water</text:p>
      <text:p text:style-name="P3">1760: Steam-Powered Car</text:p>
      <text:p text:style-name="P3">1770: Weighting Scale</text:p>
      <text:p text:style-name="P3">1775: Boring Machine</text:p>
      <text:p text:style-name="P3">1775: Screw-Cutting Lathe</text:p>
      <text:p text:style-name="P3">1775: Air Compressor</text:p>
      <text:p text:style-name="P3">1780: Steamboat</text:p>
      <text:p text:style-name="P3">1780 Hot Air Balloon</text:p>
      <text:p text:style-name="P3">1785: Electrolysis</text:p>
      <text:p text:style-name="P4">1785: Threashing Machine</text:p>
      <text:p text:style-name="P4">1790: Power Loom</text:p>
      <text:p text:style-name="P4">1790: Modern Semaphore telegraph</text:p>
      <text:p text:style-name="P4">1790: Cotton Gin</text:p>
      <text:p text:style-name="P4">1795: Lithography</text:p>
      <text:p text:style-name="P4">1795: Hydraulic press</text:p>
      <text:p text:style-name="P4">1795: smallpox vaccine</text:p>
      <text:p text:style-name="P4">1800: Motorized air compressor</text:p>
      <text:p text:style-name="P4">1800 paper machine</text:p>
      <text:p text:style-name="P4">1800: Voltaic Pile</text:p>
      <text:p text:style-name="P4">1800: arc lamp</text:p>
      <text:p text:style-name="P4">1800: Morphine</text:p>
      <text:p text:style-name="P4">1805: steam locomotive</text:p>
      <text:p text:style-name="P4">1805: Seishu's General Anæsthetic</text:p>
      <text:p text:style-name="P4">1805: First practical internal combustion engine</text:p>
      <text:p text:style-name="P4">1805: Hydrogen Powered Automobile</text:p>
      <text:p text:style-name="P4">1805: Practical Steamboat</text:p>
      <text:p text:style-name="P4">1810: food canning</text:p>
      <text:p text:style-name="P4"><text:soft-page-break/>1810: Imrpoved printing press</text:p>
      <text:p text:style-name="P4">1810: Safety lamp</text:p>
      <text:p text:style-name="P4">1815: Planing Machine</text:p>
      <text:p text:style-name="P4">1815: Electronic Telegraph</text:p>
      <text:p text:style-name="P4">1815: tunnelling shield</text:p>
      <text:p text:style-name="P4">1820: Blanchard's Lathe</text:p>
      <text:p text:style-name="P4">1820: Heliography</text:p>
      <text:p text:style-name="P4">1820: Babbage's computer</text:p>
      <text:p text:style-name="P4">1825: Dreyse Rifle</text:p>
      <text:p text:style-name="P4">1825: Electromagnet</text:p>
      <text:p text:style-name="P4">1825: friction match</text:p>
      <text:p text:style-name="P4">1830: hot blast furn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4:56:30.740000000</meta:creation-date>
    <dc:date>2017-05-26T15:30:53.760000000</dc:date>
    <meta:editing-duration>PT13M32S</meta:editing-duration>
    <meta:editing-cycles>1</meta:editing-cycles>
    <meta:document-statistic meta:table-count="0" meta:image-count="0" meta:object-count="0" meta:page-count="2" meta:paragraph-count="64" meta:word-count="188" meta:character-count="1336" meta:non-whitespace-character-count="1210"/>
    <meta:generator>LibreOffice/5.2.0.4$Windows_X86_64 LibreOffice_project/066b007f5ebcc236395c7d282ba488bca6720265</meta:generator>
  </office:meta>
</office:document-meta>
</file>